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/>
      <style:text-properties style:font-name="Times New Roman" style:font-name-complex="Times New Roman" fo:font-size="12pt" style:font-size-asian="12pt" style:font-size-complex="12pt" fo:language="fr" fo:country="FR"/>
    </style:style>
    <style:style style:name="P2" style:parent-style-name="Normal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3" style:parent-style-name="Normal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4" style:parent-style-name="Normal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5" style:parent-style-name="Normal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6" style:parent-style-name="Normal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7" style:parent-style-name="Normal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 fo:language="fr" fo:country="FR"/>
    </style:style>
    <style:style style:name="P9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 fo:language="fr" fo:country="FR"/>
    </style:style>
    <style:style style:name="P10" style:parent-style-name="Normal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11" style:parent-style-name="Normal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12" style:parent-style-name="Normal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1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 fo:language="fr" fo:country="FR"/>
    </style:style>
    <style:style style:name="P14" style:parent-style-name="Normal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1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 fo:language="fr" fo:country="FR"/>
    </style:style>
    <style:style style:name="P16" style:parent-style-name="Normal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1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 fo:language="fr" fo:country="FR"/>
    </style:style>
    <style:style style:name="P18" style:parent-style-name="Normal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19" style:parent-style-name="Normal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20" style:parent-style-name="Normal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21" style:parent-style-name="Normal" style:family="paragraph">
      <style:paragraph-properties fo:text-align="end"/>
    </style:style>
    <style:style style:name="T22" style:parent-style-name="DefaultParagraphFont" style:family="text">
      <style:text-properties style:font-name="Times New Roman" style:font-name-complex="Times New Roman" fo:font-size="12pt" style:font-size-asian="12pt" style:font-size-complex="12pt" fo:language="fr" fo:country="FR"/>
    </style:style>
    <style:style style:name="T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BENI<text:s/>MELLAL LE<text:s/>15/08/2022</text:p>
      <text:p text:style-name="P2"/>
      <text:p text:style-name="P3">HAJAR Mohsine</text:p>
      <text:p text:style-name="P4">DR AIT EL MAJDI OULED YAICHE BENI MELLAL</text:p>
      <text:p text:style-name="P5">Tel :<text:s/>06<text:s/>09 84 41 71</text:p>
      <text:p text:style-name="P6">Email :<text:s/>Mohsine090hajjar@gmail.com</text:p>
      <text:p text:style-name="P7"/>
      <text:p text:style-name="P8">A monsieur</text:p>
      <text:p text:style-name="P9">le<text:s/>doyen de la faculté des sciences<text:s/>Dhar El Mahraz –FSDM<text:s/>Fès</text:p>
      <text:p text:style-name="P10"/>
      <text:p text:style-name="P11">Objet : demande d’inscription au cycle du<text:s/>Master<text:s/>Monsieur.</text:p>
      <text:p text:style-name="P12"/>
      <text:p text:style-name="P13">Actuellement<text:s/>licencié en licence sciences et techniques en Informatique à la faculté des sciences et techniques de Béni Mellal, je souhaite poursuivre mon cursus universitaire,<text:s/>Dans<text:s/>le<text:s/>cycle<text:s/>master pour l’année<text:s/>2022-2023<text:s/>que vous dirigez me semble le plus adapté à mon objectif de carrière.</text:p>
      <text:p text:style-name="P14"/>
      <text:p text:style-name="P15">Très intéressé par le domaine<text:s/>d’Informatique, j’ai jusqu’alors orienté ma formation et mes expériences professionnelles en ce sens, j’ai<text:s/>un stage, et j’ai plusieurs expériences<text:s/>dans<text:s/>le domaine de développement et administration des bases de données.</text:p>
      <text:p text:style-name="P16"/>
      <text:p text:style-name="P17">Consciente l’engagement que nécessite cette formation, je suis prêt et déterminé<text:s/>à m’investir pleinement dans cette formation, et me tiens à votre disposition pour tout entretien de sélection que vous jugeriez utile à l’examen de mon dossier d’admission. Vous trouverez en pièce jointe mon curriculum vitæ qui vous fournira des<text:s/>informations détaillées sur mon parcours.</text:p>
      <text:p text:style-name="P18"/>
      <text:p text:style-name="P19">Je demeure à votre disposition pour toute information complémentaire. Dans l’attente de votre réponse, je vous prie de recevoir, Monsieur mes salutations respectueuses.</text:p>
      <text:p text:style-name="P20"/>
      <text:p text:style-name="P21"><text:span text:style-name="T22"><text:s text:c="82"/></text:span><text:span text:style-name="T23">Signatu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HSINE HAJAR</meta:initial-creator>
    <dc:creator>MOHSINE HAJAR</dc:creator>
    <meta:creation-date>2022-08-15T17:31:00Z</meta:creation-date>
    <dc:date>2022-08-16T10:51:00Z</dc:date>
    <meta:template xlink:href="Normal" xlink:type="simple"/>
    <meta:editing-cycles>12</meta:editing-cycles>
    <meta:editing-duration>PT62400S</meta:editing-duration>
    <meta:document-statistic meta:page-count="1" meta:paragraph-count="2" meta:word-count="216" meta:character-count="1446" meta:row-count="10" meta:non-whitespace-character-count="1232"/>
  </office:meta>
</office:document-meta>
</file>